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891cm" style:rel-column-width="15000*"/>
    </style:style>
    <style:style style:name="Table1.B" style:family="table-column">
      <style:table-column-properties style:column-width="13.109cm" style:rel-column-width="50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582cm" fo:keep-together="auto"/>
    </style:style>
    <style:style style:name="Table1.4" style:family="table-row">
      <style:table-row-properties style:min-row-height="0.582cm"/>
    </style:style>
    <style:style style:name="P1" style:family="paragraph" style:parent-style-name="Titl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f17f" officeooo:paragraph-rsid="0007f17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ab-stops>
          <style:tab-stop style:position="5.558cm"/>
          <style:tab-stop style:position="9.694cm"/>
          <style:tab-stop style:position="9.89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1e68" officeooo:paragraph-rsid="00081e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1">
      <style:text-properties officeooo:rsid="000f42d7" officeooo:paragraph-rsid="000f42d7"/>
    </style:style>
    <style:style style:name="P14" style:family="paragraph" style:parent-style-name="Heading_20_2">
      <style:text-properties officeooo:rsid="0011ef15" officeooo:paragraph-rsid="0011ef15"/>
    </style:style>
    <style:style style:name="P15" style:family="paragraph" style:parent-style-name="Text_20_body">
      <style:text-properties officeooo:paragraph-rsid="00155403"/>
    </style:style>
    <style:style style:name="P16" style:family="paragraph" style:parent-style-name="Heading_20_2">
      <style:text-properties officeooo:paragraph-rsid="00155403"/>
    </style:style>
    <style:style style:name="P17" style:family="paragraph" style:parent-style-name="Heading_20_2">
      <style:text-properties officeooo:rsid="00126a9a" officeooo:paragraph-rsid="00126a9a"/>
    </style:style>
    <style:style style:name="P18" style:family="paragraph" style:parent-style-name="Heading_20_1">
      <style:text-properties officeooo:paragraph-rsid="001372aa"/>
    </style:style>
    <style:style style:name="P19" style:family="paragraph" style:parent-style-name="Heading_20_1">
      <style:paragraph-properties fo:break-before="page"/>
      <style:text-properties officeooo:paragraph-rsid="001372aa"/>
    </style:style>
    <style:style style:name="T1" style:family="text">
      <style:text-properties officeooo:rsid="001252b3"/>
    </style:style>
    <style:style style:name="T2" style:family="text">
      <style:text-properties officeooo:rsid="000a6e72"/>
    </style:style>
    <style:style style:name="T3" style:family="text">
      <style:text-properties officeooo:rsid="0013fb37"/>
    </style:style>
    <style:style style:name="T4" style:family="text">
      <style:text-properties officeooo:rsid="0015540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blin City University</text:p>
      <text:p text:style-name="P2">School of Computing</text:p>
      <text:p text:style-name="P2">Year 4 Project</text:p>
      <text:p text:style-name="P2">SecureYAC</text:p>
      <text:p text:style-name="P2"/>
      <text:p text:style-name="P2">Technical <text:span text:style-name="T1">M</text:span>anual</text:p>
      <text:p text:style-name="P2"/>
      <table:table table:name="Table1" table:style-name="Table1" table:template-name="Default Style">
        <table:table-column table:style-name="Table1.A"/>
        <table:table-column table:style-name="Table1.B"/>
        <table:table-row>
          <table:table-cell table:style-name="Table1.A1" office:value-type="string">
            <text:p text:style-name="P3">Student:</text:p>
          </table:table-cell>
          <table:table-cell table:style-name="Table1.B1" office:value-type="string">
            <text:p text:style-name="P4">Eryk Zygmunt Styczynski</text:p>
          </table:table-cell>
        </table:table-row>
        <table:table-row>
          <table:table-cell table:style-name="Table1.A2" office:value-type="string">
            <text:p text:style-name="P3">Student:</text:p>
          </table:table-cell>
          <table:table-cell table:style-name="Table1.B2" office:value-type="string">
            <text:p text:style-name="P5">Liucija Paulina Adomaviciute <text:span text:style-name="T2">21790411</text:span></text:p>
          </table:table-cell>
        </table:table-row>
        <table:table-row table:style-name="Table1.3">
          <table:table-cell table:style-name="Table1.A2" office:value-type="string">
            <text:p text:style-name="P3">Supervisor:</text:p>
          </table:table-cell>
          <table:table-cell table:style-name="Table1.B2" office:value-type="string">
            <text:p text:style-name="P6">Geoff Hamilton</text:p>
          </table:table-cell>
        </table:table-row>
        <table:table-row table:style-name="Table1.4">
          <table:table-cell table:style-name="Table1.A2" office:value-type="string">
            <text:p text:style-name="P3">Date of Completion:</text:p>
          </table:table-cell>
          <table:table-cell table:style-name="Table1.B2" office:value-type="string">
            <text:p text:style-name="P7">XX/04/2025</text:p>
          </table:table-cell>
        </table:table-row>
      </table:table>
      <text:p text:style-name="P2"/>
      <text:p text:style-name="P8"/>
      <text:p text:style-name="P8">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he X3DH key agreement protocol. The users export key bundles and share them with others to establish connection and the Double Ratchet algorithm is used to exchange encrypted messages.</text:p>
      <text:p text:style-name="P8"/>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_Toc15_2482707594" text:style-name="Index_20_Link" text:visited-style-name="Index_20_Link">1. Motivation<text:tab/>3</text:a></text:p>
          <text:p text:style-name="P10"><text:a xlink:type="simple" xlink:href="#__RefHeading___Toc17_2482707594" text:style-name="Index_20_Link" text:visited-style-name="Index_20_Link">2. Research<text:tab/>4</text:a></text:p>
          <text:p text:style-name="P11"><text:a xlink:type="simple" xlink:href="#__RefHeading___Toc167_2348782910" text:style-name="Index_20_Link" text:visited-style-name="Index_20_Link">2.1 Encryption and Cryptographic Protocols<text:tab/>4</text:a></text:p>
          <text:p text:style-name="P11"><text:a xlink:type="simple" xlink:href="#__RefHeading___Toc169_2348782910" text:style-name="Index_20_Link" text:visited-style-name="Index_20_Link">2.2 Elliptic Curves and X25519<text:tab/>4</text:a></text:p>
          <text:p text:style-name="P11"><text:a xlink:type="simple" xlink:href="#__RefHeading___Toc171_2348782910" text:style-name="Index_20_Link" text:visited-style-name="Index_20_Link">2.3 X3DH<text:tab/>4</text:a></text:p>
          <text:p text:style-name="P11"><text:a xlink:type="simple" xlink:href="#__RefHeading___Toc173_2348782910" text:style-name="Index_20_Link" text:visited-style-name="Index_20_Link">2.4 Double Ratchet<text:tab/>4</text:a></text:p>
          <text:p text:style-name="P10"><text:a xlink:type="simple" xlink:href="#__RefHeading___Toc19_2482707594" text:style-name="Index_20_Link" text:visited-style-name="Index_20_Link">3. Design<text:tab/>4</text:a></text:p>
          <text:p text:style-name="P11"><text:a xlink:type="simple" xlink:href="#__RefHeading___Toc217_2348782910" text:style-name="Index_20_Link" text:visited-style-name="Index_20_Link">3.1 Class Structure and Interactions<text:tab/>4</text:a></text:p>
          <text:p text:style-name="P11"><text:a xlink:type="simple" xlink:href="#__RefHeading___Toc219_2348782910" text:style-name="Index_20_Link" text:visited-style-name="Index_20_Link">3.2 Cryptography<text:tab/>4</text:a></text:p>
          <text:p text:style-name="P11"><text:a xlink:type="simple" xlink:href="#__RefHeading___Toc221_2348782910" text:style-name="Index_20_Link" text:visited-style-name="Index_20_Link">3.3 Network Protocol<text:tab/>4</text:a></text:p>
          <text:p text:style-name="P11"><text:a xlink:type="simple" xlink:href="#__RefHeading___Toc223_2348782910" text:style-name="Index_20_Link" text:visited-style-name="Index_20_Link">3.4 User Interface<text:tab/>4</text:a></text:p>
          <text:p text:style-name="P10"><text:a xlink:type="simple" xlink:href="#__RefHeading___Toc21_2482707594" text:style-name="Index_20_Link" text:visited-style-name="Index_20_Link">4. Implementation<text:tab/>4</text:a></text:p>
          <text:p text:style-name="P11"><text:a xlink:type="simple" xlink:href="#__RefHeading___Toc225_2348782910" text:style-name="Index_20_Link" text:visited-style-name="Index_20_Link">4.1 X25519<text:tab/>4</text:a></text:p>
          <text:p text:style-name="P11"><text:a xlink:type="simple" xlink:href="#__RefHeading___Toc227_2348782910" text:style-name="Index_20_Link" text:visited-style-name="Index_20_Link">4.2 X3DH<text:tab/>4</text:a></text:p>
          <text:p text:style-name="P11"><text:a xlink:type="simple" xlink:href="#__RefHeading___Toc229_2348782910" text:style-name="Index_20_Link" text:visited-style-name="Index_20_Link">4.3 Double Ratchet<text:tab/>4</text:a></text:p>
          <text:p text:style-name="P11"><text:a xlink:type="simple" xlink:href="#__RefHeading___Toc231_2348782910" text:style-name="Index_20_Link" text:visited-style-name="Index_20_Link">4.4 Integration of Cryptographic Protocols<text:tab/>4</text:a></text:p>
          <text:p text:style-name="P10"><text:a xlink:type="simple" xlink:href="#__RefHeading___Toc23_2482707594" text:style-name="Index_20_Link" text:visited-style-name="Index_20_Link">5. Sample Code<text:tab/>4</text:a></text:p>
          <text:p text:style-name="P10"><text:a xlink:type="simple" xlink:href="#__RefHeading___Toc25_2482707594" text:style-name="Index_20_Link" text:visited-style-name="Index_20_Link">6. Problems Solved<text:tab/>4</text:a></text:p>
          <text:p text:style-name="P10"><text:a xlink:type="simple" xlink:href="#__RefHeading___Toc27_2482707594" text:style-name="Index_20_Link" text:visited-style-name="Index_20_Link">7. Results<text:tab/>4</text:a></text:p>
          <text:p text:style-name="P10"><text:a xlink:type="simple" xlink:href="#__RefHeading___Toc29_2482707594" text:style-name="Index_20_Link" text:visited-style-name="Index_20_Link">8. Future Work<text:tab/>4</text:a></text:p>
          <text:p text:style-name="P10"><text:a xlink:type="simple" xlink:href="#__RefHeading___Toc268_2348782910" text:style-name="Index_20_Link" text:visited-style-name="Index_20_Link">References<text:tab/>5</text:a></text:p>
        </text:index-body>
      </text:table-of-content>
      <text:p text:style-name="P8"/>
      <text:h text:style-name="P12" text:outline-level="1"><text:bookmark-start text:name="__RefHeading___Toc15_2482707594"/>Motivation<text:bookmark-end text:name="__RefHeading___Toc15_2482707594"/></text:h>
      <text:p text:style-name="Text_20_body"><text:tab/></text:p>
      <text:h text:style-name="P13" text:outline-level="1"><text:bookmark-start text:name="__RefHeading___Toc17_2482707594"/>Research<text:bookmark-end text:name="__RefHeading___Toc17_2482707594"/></text:h>
      <text:h text:style-name="P14" text:outline-level="2"><text:bookmark-start text:name="__RefHeading___Toc167_2348782910"/>Encryption and Cryptographic Protocols<text:bookmark-end text:name="__RefHeading___Toc167_2348782910"/></text:h>
      <text:p text:style-name="P15"><text:span text:style-name="T3">For message and data encryption, </text:span><text:span text:style-name="T4">it was decided to</text:span><text:span text:style-name="T3"> base </text:span><text:span text:style-name="T4">crytographic protocol implementatoon</text:span><text:span text:style-name="T3"> on Signal’s X3DH</text:span><text:reference-mark-start text:name="ZOTERO_ITEM CSL_CITATION {&quot;citationID&quot;:&quot;38uuqezI&quot;,&quot;properties&quot;:{&quot;formattedCitation&quot;:&quot;[1]&quot;,&quot;plainCitation&quot;:&quot;[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qigXZ9KrdL"/><text:span text:style-name="T3">[1]</text:span><text:reference-mark-end text:name="ZOTERO_ITEM CSL_CITATION {&quot;citationID&quot;:&quot;38uuqezI&quot;,&quot;properties&quot;:{&quot;formattedCitation&quot;:&quot;[1]&quot;,&quot;plainCitation&quot;:&quot;[1]&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qigXZ9KrdL"/><text:span text:style-name="T3"> and Double Ratchet</text:span><text:reference-mark-start text:name="ZOTERO_ITEM CSL_CITATION {&quot;citationID&quot;:&quot;Xc7IfnV5&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33iKOtmaq"/><text:span text:style-name="T3">[2]</text:span><text:reference-mark-end text:name="ZOTERO_ITEM CSL_CITATION {&quot;citationID&quot;:&quot;Xc7IfnV5&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33iKOtmaq"/><text:span text:style-name="T3"> </text:span><text:span text:style-name="T4">specifications</text:span><text:span text:style-name="T3">. </text:span><text:span text:style-name="T4">Double Ratchet is designed to be able to be implemented alongside X3DH.</text:span></text:p>
      <text:h text:style-name="P16" text:outline-level="2"><text:bookmark-start text:name="__RefHeading___Toc169_2348782910"/><text:soft-page-break/>Elliptic Curves and X25519<text:bookmark-end text:name="__RefHeading___Toc169_2348782910"/></text:h>
      <text:h text:style-name="P14" text:outline-level="2"><text:bookmark-start text:name="__RefHeading___Toc171_2348782910"/>X3DH<text:bookmark-end text:name="__RefHeading___Toc171_2348782910"/></text:h>
      <text:h text:style-name="P14" text:outline-level="2"><text:bookmark-start text:name="__RefHeading___Toc173_2348782910"/>Double Ratchet<text:bookmark-end text:name="__RefHeading___Toc173_2348782910"/></text:h>
      <text:h text:style-name="P13" text:outline-level="1"><text:bookmark-start text:name="__RefHeading___Toc19_2482707594"/>Design<text:bookmark-end text:name="__RefHeading___Toc19_2482707594"/></text:h>
      <text:h text:style-name="P17" text:outline-level="2"><text:bookmark-start text:name="__RefHeading___Toc217_2348782910"/>Class Structure and Interactions<text:bookmark-end text:name="__RefHeading___Toc217_2348782910"/></text:h>
      <text:h text:style-name="P17" text:outline-level="2"><text:bookmark-start text:name="__RefHeading___Toc219_2348782910"/>Cryptography<text:bookmark-end text:name="__RefHeading___Toc219_2348782910"/></text:h>
      <text:h text:style-name="P17" text:outline-level="2"><text:bookmark-start text:name="__RefHeading___Toc221_2348782910"/>Network Protocol<text:bookmark-end text:name="__RefHeading___Toc221_2348782910"/></text:h>
      <text:h text:style-name="P17" text:outline-level="2"><text:bookmark-start text:name="__RefHeading___Toc223_2348782910"/>User Interface<text:bookmark-end text:name="__RefHeading___Toc223_2348782910"/></text:h>
      <text:h text:style-name="P13" text:outline-level="1"><text:bookmark-start text:name="__RefHeading___Toc21_2482707594"/>Implementation<text:bookmark-end text:name="__RefHeading___Toc21_2482707594"/></text:h>
      <text:h text:style-name="P17" text:outline-level="2"><text:bookmark-start text:name="__RefHeading___Toc225_2348782910"/>X25519<text:bookmark-end text:name="__RefHeading___Toc225_2348782910"/></text:h>
      <text:h text:style-name="P17" text:outline-level="2"><text:bookmark-start text:name="__RefHeading___Toc227_2348782910"/>X3DH<text:bookmark-end text:name="__RefHeading___Toc227_2348782910"/></text:h>
      <text:h text:style-name="P17" text:outline-level="2"><text:bookmark-start text:name="__RefHeading___Toc229_2348782910"/>Double Ratchet<text:bookmark-end text:name="__RefHeading___Toc229_2348782910"/></text:h>
      <text:h text:style-name="P17" text:outline-level="2"><text:bookmark-start text:name="__RefHeading___Toc231_2348782910"/>Integration of Cryptographic Protocols<text:bookmark-end text:name="__RefHeading___Toc231_2348782910"/></text:h>
      <text:h text:style-name="P13" text:outline-level="1"><text:bookmark-start text:name="__RefHeading___Toc23_2482707594"/>Sample Code<text:bookmark-end text:name="__RefHeading___Toc23_2482707594"/></text:h>
      <text:h text:style-name="P13" text:outline-level="1"><text:bookmark-start text:name="__RefHeading___Toc25_2482707594"/>Problems Solved<text:bookmark-end text:name="__RefHeading___Toc25_2482707594"/></text:h>
      <text:h text:style-name="P13" text:outline-level="1"><text:bookmark-start text:name="__RefHeading___Toc27_2482707594"/>Results<text:bookmark-end text:name="__RefHeading___Toc27_2482707594"/></text:h>
      <text:h text:style-name="P13" text:outline-level="1"><text:bookmark-start text:name="__RefHeading___Toc29_2482707594"/>Future Work<text:bookmark-end text:name="__RefHeading___Toc29_2482707594"/></text:h>
      <text:h text:style-name="P18" text:outline-level="1" text:is-list-header="true"/>
      <text:h text:style-name="P19"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pILqCD1bJl">
        <text:p text:style-name="Bibliography_20_1">[1]<text:tab/>M. Marlinspike, ‘The X3DH Key Agreement Protocol’. Signal, Nov. 04, 2016. Accessed: Mar. 25, 2025. [Online]. Available: https://signal.org/docs/specifications/x3dh/</text:p>
        <text:p text:style-name="Bibliography_20_1">[2]<text:tab/>M. Marlinspike, ‘The Double Ratchet Algorithm’. Signal, Nov. 20, 2016. Accessed: Mar. 25, 2025. [Online]. Available: https://signal.org/docs/specifications/doubleratchet/</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text:p>
      </style:header-left>
      <style:header-first>
        <text:p text:style-name="Header"/>
      </style:header-first>
      <style:footer>
        <text:p text:style-name="Footer"><text:page-number text:select-page="current">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3-25T15:43:24.607412789</dc:date>
    <meta:editing-duration>PT49M17S</meta:editing-duration>
    <meta:editing-cycles>14</meta:editing-cycles>
    <meta:generator>LibreOffice/25.2.1.2$Linux_X86_64 LibreOffice_project/520$Build-2</meta:generator>
    <meta:document-statistic meta:table-count="1" meta:image-count="0" meta:object-count="0" meta:page-count="5" meta:paragraph-count="64" meta:word-count="334" meta:character-count="2195" meta:non-whitespace-character-count="1943"/>
    <meta:user-defined meta:name="ZOTERO_PREF_1">&lt;data data-version="3" zotero-version="7.0.15"&gt;&lt;session id="oaTwuYFi"/&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